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874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19.358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3.508cm"/>
    </style:style>
    <style:style style:name="P1" style:family="paragraph">
      <style:paragraph-properties fo:margin-left="0cm" fo:margin-right="0cm" fo:text-indent="0cm"/>
      <style:text-properties fo:font-size="72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48pt"/>
    </style:style>
    <style:style style:name="T1" style:family="text">
      <style:text-properties fo:font-size="72pt"/>
    </style:style>
    <style:style style:name="T2" style:family="text">
      <style:text-properties fo:font-size="48pt"/>
    </style:style>
    <style:style style:name="T3" style:family="text">
      <style:text-properties fo:font-size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1cm" svg:height="16.874cm" svg:x="1.399cm" svg:y="1.905cm">
          <draw:text-box>
            <text:p text:style-name="P1"><text:span text:style-name="T1">git wit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version contro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tool to help manage ver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it's something you better be us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helps when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you've screwed things beyond repai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need to collabor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flavors of v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cp, tar, rsync, diff, cvs, perforce, svn, bitkeeper, tla, darcs, bzr, mercurial,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so many flavors, why haven't you tried on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or tried making on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so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rails now uses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and so should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the 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why g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effici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beats sv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in spe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in stor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in featur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decentraliz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full commit histo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full commit righ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on your lap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follow or be follow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getting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5" draw:text-style-name="P3" draw:layer="layout" svg:width="25.191cm" svg:height="11.683cm" svg:x="1.399cm" svg:y="4.803cm" presentation:class="title" presentation:user-transformed="true">
          <draw:text-box>
            <text:p text:style-name="P3"><text:span text:style-name="T2">port install git-core +svn</text:span><text:span text:style-name="T2"><text:line-break/></text:span><text:span text:style-name="T2"><text:line-break/></text:span><text:span text:style-name="T2">[aptget|emerge|rpm -i] git?</text:span><text:span text:style-name="T2"><text:line-break/></text:span><text:span text:style-name="T2"><text:line-break/></text:span><text:span text:style-name="T2">get cygwin [and build from source?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ot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init 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ad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comm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cave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5" draw:text-style-name="P1" draw:layer="layout" svg:width="25.191cm" svg:height="5.843cm" svg:x="1.399cm" svg:y="7.723cm" presentation:class="title" presentation:user-transformed="true">
          <draw:text-box>
            <text:p text:style-name="P1"><text:span text:style-name="T1">selective commits are the defa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ad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checko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m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r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shar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clo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pu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pus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centraliz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oing adho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presentation:style-name="pr5" draw:text-style-name="P1" draw:layer="layout" svg:width="25.191cm" svg:height="5.843cm" svg:x="1.399cm" svg:y="7.723cm" presentation:class="title" presentation:user-transformed="true">
          <draw:text-box>
            <text:p text:style-name="P1"><text:span text:style-name="T1">informational comman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lo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b8cb862wtf361b32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HEAD~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dif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bran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whe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new features/fix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stable &amp; uns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vers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checko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mer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on a github f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stas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presentation:style-name="pr5" draw:text-style-name="P1" draw:layer="layout" svg:width="25.191cm" svg:height="5.843cm" svg:x="1.399cm" svg:y="7.723cm" presentation:class="title" presentation:user-transformed="true">
          <draw:text-box>
            <text:p text:style-name="P1"><text:span text:style-name="T1">places changes in a st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submodu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like svn:externa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but commit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hoo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presentation:style-name="pr5" draw:text-style-name="P1" draw:layer="layout" svg:width="25.191cm" svg:height="5.843cm" svg:x="1.399cm" svg:y="7.723cm" presentation:class="title" presentation:user-transformed="true">
          <draw:text-box>
            <text:p text:style-name="P1"><text:span text:style-name="T1">run when things happ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presentation:style-name="pr5" draw:text-style-name="P1" draw:layer="layout" svg:width="25.191cm" svg:height="16.171cm" svg:x="1.399cm" svg:y="2.561cm" presentation:class="title" presentation:user-transformed="true">
          <draw:text-box>
            <text:p text:style-name="P1"><text:span text:style-name="T3">applypatch-msg</text:span><text:span text:style-name="T3"><text:line-break/></text:span><text:span text:style-name="T3">post-commit</text:span><text:span text:style-name="T3"><text:line-break/></text:span><text:span text:style-name="T3">post-update</text:span><text:span text:style-name="T3"><text:line-break/></text:span><text:span text:style-name="T3">pre-commit</text:span><text:span text:style-name="T3"><text:line-break/></text:span><text:span text:style-name="T3">prepare-commit-msg</text:span><text:span text:style-name="T3"><text:line-break/></text:span><text:span text:style-name="T3">commit-msg</text:span><text:span text:style-name="T3"><text:line-break/></text:span><text:span text:style-name="T3">post-receive</text:span><text:span text:style-name="T3"><text:line-break/></text:span><text:span text:style-name="T3">pre-applypatch</text:span><text:span text:style-name="T3"><text:line-break/></text:span><text:span text:style-name="T3">pre-rebase</text:span><text:span text:style-name="T3"><text:line-break/></text:span><text:span text:style-name="T3">upd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stay p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similar to svn'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presentation:style-name="pr5" draw:text-style-name="P1" draw:layer="layout" svg:width="25.191cm" svg:height="5.843cm" svg:x="1.399cm" svg:y="7.725cm" presentation:class="title" presentation:user-transformed="true">
          <draw:text-box>
            <text:p text:style-name="P1"><text:span text:style-name="T1">post-commit</text:span><text:span text:style-name="T1"><text:line-break/></text:span><text:span text:style-name="T1">post-recei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handy tric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git reba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git commit –am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git cherry-pi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git bis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git sv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tail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git 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got i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goo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7-06T19:11:43</meta:creation-date>
    <dc:date>2008-07-06T19:53:45</dc:date>
    <dc:language>en-US</dc:language>
    <meta:editing-cycles>3</meta:editing-cycles>
    <meta:editing-duration>PT23M52S</meta:editing-duration>
    <meta:user-defined meta:name="Info 1"/>
    <meta:user-defined meta:name="Info 2"/>
    <meta:user-defined meta:name="Info 3"/>
    <meta:user-defined meta:name="Info 4"/>
    <meta:document-statistic meta:object-count="255"/>
  </office:meta>
</office:document-meta>
</file>